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9826in"/>
    </style:style>
    <style:style style:name="Table1.B" style:family="table-column">
      <style:table-column-properties style:column-width="5.7104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able_20_Contents" style:list-style-name="L1">
      <style:paragraph-properties fo:margin-top="0in" fo:margin-bottom="0.1965in" style:contextual-spacing="false"/>
    </style:style>
    <style:style style:name="P3" style:family="paragraph" style:parent-style-name="Table_20_Contents" style:list-style-name="L2">
      <style:paragraph-properties fo:margin-top="0in" fo:margin-bottom="0.1965in" style:contextual-spacing="false"/>
    </style:style>
    <style:style style:name="P4" style:family="paragraph" style:parent-style-name="Table_20_Contents" style:list-style-name="L3">
      <style:paragraph-properties fo:margin-top="0in" fo:margin-bottom="0.1965in" style:contextual-spacing="false"/>
    </style:style>
    <style:style style:name="P5" style:family="paragraph" style:parent-style-name="Table_20_Contents" style:list-style-name="L8">
      <style:paragraph-properties fo:margin-top="0in" fo:margin-bottom="0.1965in" style:contextual-spacing="false"/>
      <style:text-properties style:text-underline-style="solid" style:text-underline-width="auto" style:text-underline-color="font-color" fo:font-weight="bold" officeooo:paragraph-rsid="000a726e" fo:background-color="#d4ea6b" style:font-weight-asian="bold" style:font-weight-complex="bold"/>
    </style:style>
    <style:style style:name="P6" style:family="paragraph" style:parent-style-name="Table_20_Heading">
      <style:paragraph-properties fo:margin-top="0in" fo:margin-bottom="0.1965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9">
      <style:text-properties officeooo:paragraph-rsid="000a726e"/>
    </style:style>
    <style:style style:name="P14" style:family="paragraph" style:parent-style-name="Text_20_body" style:list-style-name="L9">
      <style:text-properties officeooo:paragraph-rsid="000baf10"/>
    </style:style>
    <style:style style:name="P15" style:family="paragraph" style:parent-style-name="Text_20_body" style:list-style-name="L10"/>
    <style:style style:name="P16" style:family="paragraph" style:parent-style-name="Text_20_body" style:list-style-name="L4">
      <style:text-properties style:text-underline-style="solid" style:text-underline-width="auto" style:text-underline-color="font-color" fo:font-weight="bold" officeooo:paragraph-rsid="000a726e" fo:background-color="#d4ea6b" style:font-weight-asian="bold" style:font-weight-complex="bold"/>
    </style:style>
    <style:style style:name="P17" style:family="paragraph" style:parent-style-name="Text_20_body" style:list-style-name="L7">
      <style:text-properties style:text-underline-style="solid" style:text-underline-width="auto" style:text-underline-color="font-color" fo:font-weight="bold" officeooo:paragraph-rsid="000a726e" fo:background-color="#d4ea6b" style:font-weight-asian="bold" style:font-weight-complex="bold"/>
    </style:style>
    <style:style style:name="P18" style:family="paragraph" style:parent-style-name="Text_20_body" style:list-style-name="L8">
      <style:text-properties style:text-underline-style="solid" style:text-underline-width="auto" style:text-underline-color="font-color" fo:font-weight="bold" officeooo:paragraph-rsid="000a726e" fo:background-color="#d4ea6b" style:font-weight-asian="bold" style:font-weight-complex="bold"/>
    </style:style>
    <style:style style:name="P19" style:family="paragraph" style:parent-style-name="Text_20_body" style:list-style-name="L8">
      <style:text-properties style:text-underline-style="solid" style:text-underline-width="auto" style:text-underline-color="font-color" fo:font-weight="bold" fo:background-color="#d4ea6b" style:font-weight-asian="bold" style:font-weight-complex="bold"/>
    </style:style>
    <style:style style:name="P20" style:family="paragraph" style:parent-style-name="Text_20_body" style:list-style-name="L5">
      <style:text-properties style:text-underline-style="solid" style:text-underline-width="auto" style:text-underline-color="font-color" fo:font-weight="bold" officeooo:rsid="000a726e" officeooo:paragraph-rsid="000a726e" fo:background-color="#d4ea6b" style:font-weight-asian="bold" style:font-weight-complex="bold"/>
    </style:style>
    <style:style style:name="P21" style:family="paragraph" style:parent-style-name="Text_20_body" style:list-style-name="L6">
      <style:text-properties style:text-underline-style="solid" style:text-underline-width="auto" style:text-underline-color="font-color" fo:font-weight="bold" officeooo:rsid="000a726e" officeooo:paragraph-rsid="000a726e" fo:background-color="#d4ea6b" style:font-weight-asian="bold" style:font-weight-complex="bold"/>
    </style:style>
    <style:style style:name="P22" style:family="paragraph" style:parent-style-name="Text_20_body" style:list-style-name="L9">
      <style:text-properties style:text-underline-style="solid" style:text-underline-width="auto" style:text-underline-color="font-color" fo:font-weight="bold" officeooo:rsid="000baf10" officeooo:paragraph-rsid="000baf10" fo:background-color="#d4ea6b" style:font-weight-asian="bold" style:font-weight-complex="bold"/>
    </style:style>
    <style:style style:name="P23" style:family="paragraph" style:parent-style-name="Text_20_body" style:list-style-name="L10">
      <style:text-properties style:text-underline-style="solid" style:text-underline-width="auto" style:text-underline-color="font-color" fo:font-weight="bold" officeooo:rsid="000baf10" officeooo:paragraph-rsid="000baf10" fo:background-color="#d4ea6b" style:font-weight-asian="bold" style:font-weight-complex="bold"/>
    </style:style>
    <style:style style:name="P24" style:family="paragraph" style:parent-style-name="Text_20_body" style:list-style-name="L4">
      <style:text-properties fo:font-style="normal" style:text-underline-style="solid" style:text-underline-width="auto" style:text-underline-color="font-color" fo:font-weight="bold" officeooo:paragraph-rsid="000a726e" fo:background-color="#d4ea6b" style:font-style-asian="normal" style:font-weight-asian="bold" style:font-style-complex="normal" style:font-weight-complex="bold"/>
    </style:style>
    <style:style style:name="P25" style:family="paragraph" style:parent-style-name="Text_20_body" style:list-style-name="L5">
      <style:text-properties fo:font-style="normal" style:text-underline-style="solid" style:text-underline-width="auto" style:text-underline-color="font-color" fo:font-weight="bold" officeooo:rsid="000a726e" officeooo:paragraph-rsid="000a726e" fo:background-color="#d4ea6b" style:font-style-asian="normal" style:font-weight-asian="bold" style:font-style-complex="normal" style:font-weight-complex="bold"/>
    </style:style>
    <style:style style:name="T1" style:family="text">
      <style:text-properties officeooo:rsid="000a726e"/>
    </style:style>
    <style:style style:name="T2" style:family="text">
      <style:text-properties style:text-underline-style="solid" style:text-underline-width="auto" style:text-underline-color="font-color" fo:font-weight="bold" fo:background-color="#d4ea6b" loext:char-shading-value="0"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ercise: Evaluating an analysis process</text:h>
      <text:h text:style-name="Heading_20_2" text:outline-level="2">Introduction</text:h>
      <text:p text:style-name="Text_20_body">Imagine you're sipping a delicious cup of coffee at your favorite neighborhood café. The opening of more coffee chains and independent shops in the area is making it increasingly difficult for the café to stand out and attract new customers. The owner, Taylor, realizes that she needs a data-driven approach to help her café regain its momentum and adapt to the changing market. She hires a data analyst to guide her through this process.</text:p>
      <text:p text:style-name="Text_20_body">In this exercise, you’ll evaluate the data analysis process undertaken by the data analyst for the café. By working through this case study, you will consolidate your learning regarding the steps involved in the data analysis process, understanding the importance of each step in the process—from data collection to fostering a data-driven culture within an organization. You’ll also have the opportunity to explore how the process can be tailored to a business context. Additionally, you’ll discover the role of data analysis in helping business owners like Taylor to make well-informed, data-driven decisions to remain competitive and regain momentum.</text:p>
      <text:p text:style-name="Text_20_body"><text:span text:style-name="Strong_20_Emphasis">Note:</text:span> To help you understand the concepts of the data analysis process, the familiar context of a small, local coffee store is used here as an example. As a data analyst, you are more likely to encounter these concepts within a larger organization, where the requirement for an analysis process is the same, but at a larger scale.</text:p>
      <text:h text:style-name="Heading_20_2" text:outline-level="2">Case study</text:h>
      <text:p text:style-name="Text_20_body">The café operates as a charming coffee shop known for its warm ambiance, friendly staff, and delicious coffee. The café offers a wide array of beverages, from classic espressos to specialty lattes, as well as a selection of fresh pastries and sandwiches to cater to the diverse tastes of its patrons. The coffee shop has established a loyal customer base, and people enjoy spending time there to socialize, work, or simply relax with a great cup of coffee. However, as more coffee chains and independent shops have opened in the area, the café has found it increasingly difficult to stand out and attract new customers. The coffee market has become saturated, and the local competition is fierce. The café's owner, Taylor, has noticed a decline in foot traffic and sales, and she's concerned about the future of her beloved establishment.</text:p>
      <text:p text:style-name="Text_20_body">Taylor has decided to take a data-driven approach to address her business challenges. She's hired a data analyst to help her better understand the café's performance and uncover potential opportunities for growth. In this exercise, you'll need to apply the knowledge you’ve gained regarding the data analysis process and the best practices for each step, evaluating whether the data analyst has conducted a thorough and accurate data analysis process.</text:p>
      <text:h text:style-name="Heading_20_2" text:outline-level="2">Instructions</text:h>
      <text:h text:style-name="Heading_20_3" text:outline-level="3">Create a document</text:h>
      <text:p text:style-name="Text_20_body">Create a new Word document called <text:span text:style-name="Strong_20_Emphasis">Stages in data analysis – Evaluating an analysis process</text:span>. In this document, you will answer questions about the data analysis process you’ll examine below.</text:p>
      <text:h text:style-name="Heading_20_3" text:outline-level="3"><text:soft-page-break/>Examine the steps performed in the data analysis process </text:h>
      <text:h text:style-name="Heading_20_4" text:outline-level="4"><text:span text:style-name="Strong_20_Emphasis">Stage 1: Data collection</text:span></text:h>
      <text:p text:style-name="Text_20_body">The data analyst started the data analysis process by gathering data from various sources, such as point-of-sale (POS) systems, customer feedback forms, online reviews, social media, and website analytics. They aimed to gather information on sales trends, customer demographics, preferences, and behavioral patterns. This data could, for example, allow the analyst to extract insights about the most popular beverages and food items, peak hours, and seasonal fluctuations. </text:p>
      <text:h text:style-name="Heading_20_4" text:outline-level="4"><text:span text:style-name="Strong_20_Emphasis">Stage 2: Data organization and cleaning</text:span></text:h>
      <text:p text:style-name="Text_20_body">After gathering the data from multiple sources, the data analyst carefully organized and cleaned the data in preparation for data analysis.</text:p>
      <text:h text:style-name="Heading_20_4" text:outline-level="4"><text:span text:style-name="Strong_20_Emphasis">Stage 3: Data analysis</text:span></text:h>
      <text:p text:style-name="Text_20_body">With clean datasets in hand, the data analyst began analyzing the data to uncover trends, patterns, and opportunities. The analyst aimed to identify the most profitable menu items, discovering the preferences of specific customer segments, and pinpointing the most effective marketing channels. They made use of statistical techniques to explore relationships between variables and gain valuable insights. </text:p>
      <text:p text:style-name="Text_20_body">Here is a sample of the data insights gained through data analysis:</text:p>
      <table:table table:name="Table1" table:style-name="Table1">
        <table:table-column table:style-name="Table1.A"/>
        <table:table-column table:style-name="Table1.B"/>
        <table:table-header-rows>
          <table:table-row>
            <table:table-cell table:style-name="Table1.A1" office:value-type="string">
              <text:p text:style-name="P6">Data type</text:p>
            </table:table-cell>
            <table:table-cell table:style-name="Table1.A1" office:value-type="string">
              <text:p text:style-name="P6">Data insights</text:p>
            </table:table-cell>
          </table:table-row>
        </table:table-header-rows>
        <table:table-row>
          <table:table-cell table:style-name="Table1.A1" office:value-type="string">
            <text:p text:style-name="P1">Customer data</text:p>
          </table:table-cell>
          <table:table-cell table:style-name="Table1.A1" office:value-type="string">
            <text:list xml:id="list865450836" text:style-name="L1">
              <text:list-item>
                <text:p text:style-name="P2">The primary customer demographic in the area has changed, with the café serving only a small segment of the possible customer audience.</text:p>
              </text:list-item>
              <text:list-item>
                <text:p text:style-name="P2">There is a demand for more plant-based milk options.</text:p>
              </text:list-item>
            </text:list>
          </table:table-cell>
        </table:table-row>
        <table:table-row>
          <table:table-cell table:style-name="Table1.A1" office:value-type="string">
            <text:p text:style-name="P1">Sales data</text:p>
          </table:table-cell>
          <table:table-cell table:style-name="Table1.A1" office:value-type="string">
            <text:list xml:id="list1578252354" text:style-name="L2">
              <text:list-item>
                <text:p text:style-name="P3">Certain menu items are not selling well.</text:p>
              </text:list-item>
              <text:list-item>
                <text:p text:style-name="P3">Plant-based milk options are limited and often out of stock.</text:p>
              </text:list-item>
              <text:list-item>
                <text:p text:style-name="P3">There are patterns in the decline of sales, with sales dropping on weekdays and at various times of the day.</text:p>
              </text:list-item>
            </text:list>
          </table:table-cell>
        </table:table-row>
        <table:table-row>
          <table:table-cell table:style-name="Table1.A1" office:value-type="string">
            <text:p text:style-name="P1">Competitor data</text:p>
          </table:table-cell>
          <table:table-cell table:style-name="Table1.A1" office:value-type="string">
            <text:list xml:id="list2337264020" text:style-name="L3">
              <text:list-item>
                <text:p text:style-name="P4">Certain menu items are being sold at significantly higher price points by competitors.</text:p>
              </text:list-item>
              <text:list-item>
                <text:p text:style-name="P4">Competitors focus more on short waiting times and takeaway offers. They also have a stronger social media presence and offer electronic rewards systems.</text:p>
              </text:list-item>
            </text:list>
          </table:table-cell>
        </table:table-row>
      </table:table>
      <text:h text:style-name="Heading_20_4" text:outline-level="4"><text:span text:style-name="Strong_20_Emphasis">Stage 4: Data visualization</text:span></text:h>
      <text:p text:style-name="Text_20_body">The analyst then went on to create charts, graphs, and dashboards based on their findings from the data analysis. For example, they created a bar chart comparing the sales performance of different menu items.</text:p>
      <text:h text:style-name="Heading_20_4" text:outline-level="4"><text:soft-page-break/><text:span text:style-name="Strong_20_Emphasis">Stage 5: Generating data-driven recommendations</text:span></text:h>
      <text:p text:style-name="Text_20_body">Based on the analysis, the data analyst then developed actionable recommendations to help the café improve its performance. The recommendations were supported by the data insights they gathered and tailored to address the café's unique challenges and opportunities.</text:p>
      <text:h text:style-name="Heading_20_4" text:outline-level="4"><text:span text:style-name="Strong_20_Emphasis">Stage 6: Implementing recommendations and monitoring results</text:span></text:h>
      <text:p text:style-name="Text_20_body">After making data-driven recommendations and giving Taylor the final report, the data analyst left the process of implementation to Taylor and her team, concluding the data analysis process.</text:p>
      <text:h text:style-name="Heading_20_2" text:outline-level="2">Evaluate the data analysis process </text:h>
      <text:p text:style-name="Text_20_body">Once you have read through the data analysis process undertaken by the data analyst for the café, answer the questions that follow to evaluate the process:</text:p>
      <text:h text:style-name="Heading_20_3" text:outline-level="3">Data collection</text:h>
      <text:list xml:id="list1123941002" text:style-name="L4">
        <text:list-item>
          <text:p text:style-name="P7">The data analyst began the data analysis process by gathering data. What should data analysts do in preparation for data collection to ensure the effectiveness of the data analysis process?</text:p>
          <text:p text:style-name="P24">The data analyst started the data analysis process by gathering data from various sources, such as point-of-sale (POS) systems, customer feedback forms, online reviews, social media, and website analytics. They aimed to gather information on sales trends, customer demographics, preferences, and behavioral patterns. </text:p>
        </text:list-item>
        <text:list-item>
          <text:p text:style-name="P7">As a part of data collection, the data analyst gathered data from various sources. Why is this an important best practice?</text:p>
          <text:p text:style-name="P16">They aimed to gather information on sales trends, customer demographics, preferences, and behavioral patterns. This data could, for example, allow the analyst to extract insights about the most popular beverages and food items, peak hours, and seasonal fluctuations</text:p>
        </text:list-item>
      </text:list>
      <text:h text:style-name="Heading_20_3" text:outline-level="3">Data organization and cleaning</text:h>
      <text:list xml:id="list65608304" text:style-name="L5">
        <text:list-item>
          <text:p text:style-name="P8">Before proceeding with data analysis, the data analyst organized and cleaned the data. What is the purpose of this step in the data analysis process?</text:p>
          <text:p text:style-name="P20">So you can work with that data, make comparatives analysis</text:p>
        </text:list-item>
        <text:list-item>
          <text:p text:style-name="P8">What are two common issues the data analyst may have encountered during the data organization and cleaning step?</text:p>
          <text:p text:style-name="P25">Clean duplicated data and fill null data, or use the null data as data</text:p>
        </text:list-item>
      </text:list>
      <text:h text:style-name="Heading_20_3" text:outline-level="3"><text:soft-page-break/></text:h>
      <text:h text:style-name="Heading_20_3" text:outline-level="3"/>
      <text:h text:style-name="Heading_20_3" text:outline-level="3">Data analysis</text:h>
      <text:list xml:id="list952421094" text:style-name="L6">
        <text:list-item>
          <text:p text:style-name="P9">Briefly discuss two data sources that the data analyst may have analyzed to generate the sample of insights.</text:p>
          <text:p text:style-name="P21">Specific customer segments, and pinpointing the most effective marketing channels. They made use of statistical techniques to explore relationships between variables </text:p>
        </text:list-item>
      </text:list>
      <text:h text:style-name="Heading_20_3" text:outline-level="3">Data visualization</text:h>
      <text:list xml:id="list666249811" text:style-name="L7">
        <text:list-item>
          <text:p text:style-name="P10">What is the role of visualizations in the data analysis process?</text:p>
          <text:p text:style-name="P17"><text:span text:style-name="T1">D</text:span>ashboards based on their findings from the data analysis, <text:span text:style-name="T1">communication</text:span></text:p>
        </text:list-item>
      </text:list>
      <text:h text:style-name="Heading_20_3" text:outline-level="3">Generating data-driven recommendations</text:h>
      <text:list xml:id="list2532520460" text:style-name="L8">
        <text:list-item>
          <text:p text:style-name="P11">Data analysts make recommendations based on the insights gained during data analysis. Why are data-driven recommendations important for businesses like the café? </text:p>
          <text:p text:style-name="P18"><text:span text:style-name="T1">To</text:span> help the café improve its performance and tailored to address the <text:s/>unique challenges and opportunities</text:p>
        </text:list-item>
        <text:list-item>
          <text:p text:style-name="P11">Based on the data insights gained, list two actionable data-driven recommendations you could make to help the café improve its foot traffic and sales.</text:p>
          <text:p text:style-name="P5">Certain menu items are not selling well.</text:p>
          <text:p text:style-name="P5">Plant-based milk options are limited and often out of stock.</text:p>
          <text:p text:style-name="P19"/>
        </text:list-item>
      </text:list>
      <text:h text:style-name="Heading_20_3" text:outline-level="3">Implementing the recommendations and monitoring the results</text:h>
      <text:list xml:id="list2863539046" text:style-name="L9">
        <text:list-item>
          <text:p text:style-name="P13">What should the data analyst have done during implementing recommendations and monitoring results step?</text:p>
          <text:p text:style-name="P14"><text:span text:style-name="T2">After making data-driven recommendations and giving Taylor the final report, the data analyst left the process of implementation to Taylor and her team, concluding the data analysis process.</text:span></text:p>
        </text:list-item>
        <text:list-item>
          <text:p text:style-name="P12">Why is the step of implementing recommendations and monitoring results important?</text:p>
          <text:p text:style-name="P22">Is the objective of the whole process !! All we have done is for that !</text:p>
        </text:list-item>
      </text:list>
      <text:h text:style-name="Heading_20_3" text:outline-level="3"><text:soft-page-break/></text:h>
      <text:h text:style-name="Heading_20_3" text:outline-level="3"/>
      <text:h text:style-name="Heading_20_3" text:outline-level="3">Additional steps</text:h>
      <text:list xml:id="list2931425887" text:style-name="L10">
        <text:list-item>
          <text:p text:style-name="P15">An additional step is fostering a data-driven culture. How could the data analyst work with Taylor to promote a data-driven culture throughout the process? Why do you think this is important?</text:p>
          <text:p text:style-name="P23">Make a database of the coffee, and know better what are their costumers demand, and what demands the costumers of the new coffees</text:p>
        </text:list-item>
        <text:list-item>
          <text:p text:style-name="P15">It is also important to monitor and evaluate the data analysis process itself. This can be done as a part of the overall process or as a separate step once it has ended. Why do you think it is important to evaluate whether a data analysis process is done correctly?</text:p>
          <text:p text:style-name="P23">Review the result of the implementation, and remake the data analyses with actualized data, costumers change, so data change, and results change.</text:p>
        </text:list-item>
      </text:list>
      <text:h text:style-name="Heading_20_2" text:outline-level="2">Conclusion</text:h>
      <text:p text:style-name="Text_20_body">By completing this exercise, you have gained a deeper understanding of the data analysis process and its application to business challenges. By embracing a data-driven approach, data analysts can empower organizations like Taylor's to thrive in the face of adversity and adapt to an ever-evolving competitive landscape. You can apply the knowledge and skills acquired in this exercise to a variety of business contexts and industries. As you continue to hone your skills and embrace the power of data, you will be well-positioned to help organizations overcome challenges, identify opportunities, and achieve lasting success.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1:15:02.153941816</meta:creation-date>
    <dc:date>2023-10-27T21:39:49.393169369</dc:date>
    <meta:editing-duration>PT4M26S</meta:editing-duration>
    <meta:editing-cycles>1</meta:editing-cycles>
    <meta:document-statistic meta:table-count="1" meta:image-count="0" meta:object-count="0" meta:page-count="5" meta:paragraph-count="73" meta:word-count="1591" meta:character-count="10137" meta:non-whitespace-character-count="8629"/>
    <meta:generator>LibreOffice/7.3.7.2$Linux_X86_64 LibreOffice_project/30$Build-2</meta:generator>
  </office:meta>
</office:document-meta>
</file>